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TreeBuild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reeBuilder.endElement( String uri , String localName , String raw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nFOHandler.characters( char [ ] data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inFOHandler.findFOMaker( String namespace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TreeBuilder.warning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reeBuilder.characters( char [ ] data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FOHandler.startElement( String namespaceURI , String localName , String rawName , Attributes attlis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FOTreeBuilder.getEv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FOHandler.endElement( String uri , String localName , String raw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OTreeBuilder.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reeBuilder.make( FObj fobj , PropertyList parentProperty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reeBuilder.startDoc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OTreeBuilder.FOTreeBuilder( String outputFormat , FOUserAgent foUserAgent ,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TreeBuilder.endDocu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TreeBuilder.getEffectiveLoc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FO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TreeBuilder.getResul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TreeBuilder.fatal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TreeBuilder.startElement( String namespaceURI , String localName , String rawName , Attributes att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